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3c8" officeooo:paragraph-rsid="000be3c8"/>
    </style:style>
    <style:style style:name="P2" style:family="paragraph" style:parent-style-name="Standard">
      <style:text-properties officeooo:rsid="000d7904" officeooo:paragraph-rsid="000d7904"/>
    </style:style>
    <style:style style:name="P3" style:family="paragraph" style:parent-style-name="Standard">
      <style:text-properties officeooo:rsid="000d7904" officeooo:paragraph-rsid="000d7904"/>
    </style:style>
    <style:style style:name="P4" style:family="paragraph" style:parent-style-name="Standard">
      <style:text-properties officeooo:rsid="000d7904" officeooo:paragraph-rsid="000dcc9f"/>
    </style:style>
    <style:style style:name="T1" style:family="text">
      <style:text-properties officeooo:rsid="000d7904"/>
    </style:style>
    <style:style style:name="T2" style:family="text">
      <style:text-properties officeooo:rsid="000dc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250_prj02_<text:span text:style-name="T1">databaseInfo</text:span></text:p>
      <text:p text:style-name="P1"/>
      <text:p text:style-name="P2">Content stored in the database of the website.</text:p>
      <text:p text:style-name="P2"/>
      <text:p text:style-name="P2"/>
      <text:p text:style-name="P4">Bubble information<text:span text:style-name="T2">(for each bubble)</text:span>:</text:p>
      <text:p text:style-name="P4"><text:tab/><text:span text:style-name="T2">Bubble members (list):</text:span></text:p>
      <text:p text:style-name="P4"><text:tab/><text:tab/><text:span text:style-name="T2">A list with members of the bubble </text:span></text:p>
      <text:p text:style-name="P4"><text:span text:style-name="T2"><text:tab/>bubble posts(list):</text:span></text:p>
      <text:p text:style-name="P4"><text:tab/><text:tab/><text:span text:style-name="T2">A list with a few information on posts. </text:span></text:p>
      <text:p text:style-name="P4"><text:tab/><text:span text:style-name="T2">bubble status:</text:span></text:p>
      <text:p text:style-name="P4"><text:tab/><text:tab/><text:span text:style-name="T2">information about the status of the bubble such as public, restricted, closed, erased.</text:span></text:p>
      <text:p text:style-name="P2"/>
      <text:p text:style-name="P2"><text:span text:style-name="T2">bubblePosts:</text:span></text:p>
      <text:p text:style-name="P2"><text:tab/><text:span text:style-name="T2">A database space inside the main bubble database, contains information about each bubble post <text:tab/>that is more detailed that bubble posts in the bubble database</text:span></text:p>
      <text:p text:style-name="P2"/>
      <text:p text:style-name="P2"/>
      <text:p text:style-name="P2">User information:</text:p>
      <text:p text:style-name="P2"><text:tab/><text:span text:style-name="T2">Name.</text:span></text:p>
      <text:p text:style-name="P2"><text:tab/><text:span text:style-name="T2">Last name.</text:span></text:p>
      <text:p text:style-name="P2"><text:tab/><text:span text:style-name="T2">UserName.</text:span></text:p>
      <text:p text:style-name="P2"><text:tab/><text:span text:style-name="T2">joinedBubbles:</text:span></text:p>
      <text:p text:style-name="P2"><text:tab/><text:tab/><text:span text:style-name="T2">information about the bubbles that the user has joined</text:span></text:p>
      <text:p text:style-name="P2"><text:tab/><text:span text:style-name="T2">Likes:</text:span></text:p>
      <text:p text:style-name="P2"><text:tab/><text:tab/><text:span text:style-name="T2">Information about what the user likes. Sent to the algorithm</text:span></text:p>
      <text:p text:style-name="P2"><text:tab/><text:span text:style-name="T2">ownedBubbles:</text:span></text:p>
      <text:p text:style-name="P2"><text:tab/><text:tab/><text:span text:style-name="T2">information about the bubbles that user currently “owns”, which is either created by the <text:tab/><text:tab/><text:tab/>user or is a bubble which they moderate</text:span></text:p>
      <text:p text:style-name="P2"/>
      <text:p text:style-name="P2"/>
      <text:p text:style-name="P2">Encrypted user information:</text:p>
      <text:p text:style-name="P2"><text:tab/><text:span text:style-name="T2">User email</text:span></text:p>
      <text:p text:style-name="P2"><text:tab/><text:span text:style-name="T2">User password</text:span></text:p>
      <text:p text:style-name="P2"><text:tab/></text:p>
      <text:p text:style-name="P2"/>
      <text:p text:style-name="P2">security program:</text:p>
      <text:p text:style-name="P2"><text:tab/><text:span text:style-name="T2">banlist:</text:span></text:p>
      <text:p text:style-name="P2"><text:tab/><text:tab/><text:span text:style-name="T2">List of banned IP addresses that are not allowed to enter the website</text:span></text:p>
      <text:p text:style-name="P2"><text:tab/><text:span text:style-name="T2">warningList:</text:span></text:p>
      <text:p text:style-name="P2"><text:tab/><text:tab/><text:span text:style-name="T2">Similar to banlist, but these IP addresses are temporarily banne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6:55:54.717000000</meta:creation-date>
    <dc:date>2023-11-07T14:09:14.045000000</dc:date>
    <meta:editing-duration>PT3H6M45S</meta:editing-duration>
    <meta:editing-cycles>4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30" meta:word-count="158" meta:character-count="1062" meta:non-whitespace-character-count="896"/>
  </office:meta>
</office:document-meta>
</file>